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65cm" fo:margin-left="0cm" fo:margin-top="0cm" fo:margin-bottom="0cm" table:align="left" style:writing-mode="lr-tb"/>
    </style:style>
    <style:style style:name="Table1.A" style:family="table-column">
      <style:table-column-properties style:column-width="8.06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47" style:family="table-row">
      <style:table-row-properties style:min-row-height="0.917cm" fo:keep-together="auto"/>
    </style:style>
    <style:style style:name="Table1.49" style:family="table-row">
      <style:table-row-properties style:min-row-height="5.177cm" fo:keep-together="auto"/>
    </style:style>
    <style:style style:name="Table1.63" style:family="table-row">
      <style:table-row-properties style:min-row-height="4.145cm" fo:keep-together="auto"/>
    </style:style>
    <style:style style:name="P1" style:family="paragraph" style:parent-style-name="Header">
      <style:paragraph-properties fo:margin-left="0cm" fo:margin-right="0.635cm" fo:text-indent="0cm" style:auto-text-indent="false"/>
    </style:style>
    <style:style style:name="P2" style:family="paragraph" style:parent-style-name="Standard">
      <style:text-properties fo:font-weight="bold" style:font-weight-asian="bold"/>
    </style:style>
    <style:style style:name="P3" style:family="paragraph" style:parent-style-name="Standard">
      <style:text-properties fo:font-style="italic" style:font-style-asian="italic"/>
    </style:style>
    <style:style style:name="P4" style:family="paragraph" style:parent-style-name="Standard">
      <style:paragraph-properties fo:margin-left="1.251cm" fo:margin-right="0cm" fo:text-indent="-1.251cm" style:auto-text-indent="false"/>
    </style:style>
    <style:style style:name="P5" style:family="paragraph" style:parent-style-name="Standard">
      <style:paragraph-properties fo:margin-left="1.517cm" fo:margin-right="0cm" fo:text-indent="-1.482cm" style:auto-text-indent="false"/>
    </style:style>
    <style:style style:name="P6" style:family="paragraph" style:parent-style-name="Standard" style:master-page-name="Standard">
      <style:paragraph-properties style:page-number="auto"/>
      <style:text-properties fo:language="en" fo:country="U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name-complex="Times New Roman1"/>
    </style:style>
    <style:style style:name="T4" style:family="text">
      <style:text-properties fo:font-style="italic" style:font-style-asian="italic" style:font-name-complex="Times New Roman1" style:font-style-complex="italic"/>
    </style:style>
    <style:style style:name="T5" style:family="text">
      <style:text-properties fo:font-style="italic" style:font-name-asian="Times New Roman1" style:language-asian="nb" style:country-asian="NO" style:font-style-asian="italic" style:font-name-complex="Times New Roman1"/>
    </style:style>
    <style:style style:name="T6" style:family="text">
      <style:text-properties fo:language="fi" fo:country="FI" fo:font-weight="bold" style:font-weight-asian="bold"/>
    </style:style>
    <style:style style:name="T7" style:family="text">
      <style:text-properties fo:language="fi" fo:country="FI" style:font-name-complex="Times New Roman1"/>
    </style:style>
    <style:style style:name="T8" style:family="text">
      <style:text-properties fo:language="fi" fo:country="FI" fo:font-style="italic" style:font-style-asian="italic" style:font-name-complex="Times New Roman1"/>
    </style:style>
    <style:style style:name="T9" style:family="text">
      <style:text-properties style:text-position="super 58%"/>
    </style:style>
    <style:style style:name="T10" style:family="text">
      <style:text-properties style:text-position="super 58%" fo:font-style="italic" style:font-style-asian="italic"/>
    </style:style>
    <style:style style:name="T11" style:family="text">
      <style:text-properties style:font-name-complex="Times New Roman1"/>
    </style:style>
    <style:style style:name="T12" style:family="text">
      <style:text-properties fo:font-size="14pt" style:font-size-asian="14pt" style:font-name-complex="Times New Roman1" style:font-size-complex="14pt"/>
    </style:style>
    <style:style style:name="T13" style:family="text">
      <style:text-properties fo:font-variant="small-caps" style:font-name-asian="Times New Roman1" style:language-asian="nb" style:country-asian="NO" style:font-name-complex="Times New Roman1"/>
    </style:style>
    <style:style style:name="T14" style:family="text">
      <style:text-properties fo:font-variant="small-caps" style:font-name-complex="Times New Roman1"/>
    </style:style>
    <style:style style:name="T15" style:family="text">
      <style:text-properties fo:font-variant="small-caps" fo:language="fi" fo:country="FI" style:font-name-complex="Times New Roman1"/>
    </style:style>
    <style:style style:name="T16" style:family="text">
      <style:text-properties style:font-name-asian="Times New Roman1" style:language-asian="nb" style:country-asian="NO" style:font-name-complex="Times New Roman1"/>
    </style:style>
    <style:style style:name="T17" style:family="text">
      <style:text-properties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text:span text:style-name="T1">Jenta fra Finland, altakvenene og deres stedsnavn</text:span></text:p>
      <text:p text:style-name="Standard"><text:span text:style-name="T1">Artikkelen forteller om hvilke tanker en sørfinsk dame hadde om det å flytte til Alta i Nord-Norge, og om hvordan det var å møte nordmenn, samer og særlig kvener der. I Alta var det ennå rundt tiårsskiftet 1970-1980 mange kvener som kunne morsmålet sitt, og i artikkelen forteller forfatteren hvordan det var å gjøre feltarbeid blant dem. Fokuset er på de kvenske stedsnavna, som den gangen ennå var i friskt minne, og særlig navn som knytter seg til jordbruk og elvefiske, fordi det nettopp var de leveveiene som kvenene hadde med seg da bosatte seg i Alta på begynnelsen av 1700-tallet. <text:s text:c="2"/></text:span></text:p>
      <text:p text:style-name="P2"/>
      <table:table table:name="Table1" table:style-name="Table1">
        <table:table-column table:style-name="Table1.A"/>
        <table:table-row table:style-name="Table1.1">
          <table:table-cell table:style-name="Table1.A1" office:value-type="string">
            <text:p text:style-name="Standard"><text:span text:style-name="T1">En søring fra Finland kommer til Alta</text:span></text:p>
          </table:table-cell>
        </table:table-row>
        <table:table-row table:style-name="Table1.1">
          <table:table-cell table:style-name="Table1.A1" office:value-type="string">
            <text:p text:style-name="Standard">Det var i begynnelsen av august 1979 at jeg satte meg i en bil på tur til Alta. Jeg hadde fått en kar fra Kemi til å hjelpe meg med å flytte. I tilhengeren på bilen hadde jeg noen få ting, og turen gikk radig. Torneå, Pello, Muonio. Det var mye å undre seg over da jeg for første gang så Torneelva og det nordlige landskapet. Så Enontekiö og Kautokeino. Trærne ble stadig mindre og mindre og færre og færre. Så det var altså en slik verden jeg holdt på å flytte til. Jeg, som bare en dag tidligere hadde vært i Åbo og sett høye trær, eik, lønn, alm. </text:p>
          </table:table-cell>
        </table:table-row>
        <table:table-row table:style-name="Table1.1">
          <table:table-cell table:style-name="Table1.A1" office:value-type="string">
            <text:p text:style-name="Standard">Hvordan hadde jeg havnet på en sånn reise? Det hadde seg slik at jeg jobbet som vikar på det finske instituttet på Åbo universitet da en av mine kolleger kom der i korridoren og ropte ut at «Er det noen her som er interessert i vintersport?». Hun hadde sett i avisa at det i Alta i Nord-Norge var en ledig stilling som finsklærer på høgskolen. Hun meinte det nok som en vits. Hvem ville vel flytte så langt nord! Men jeg tenkte at «Tja, hvorfor ikke, man kan jo alltids prøve – i hvert fall for ei kort tid».</text:p>
          </table:table-cell>
        </table:table-row>
        <table:table-row table:style-name="Table1.1">
          <table:table-cell table:style-name="Table1.A1" office:value-type="string">
            <text:p text:style-name="Standard">Og så søkte jeg på stillinga og fikk den – for ei kort tid, som jeg tenkte. La oss nå se hva slags sted det er. Jeg hadde riktignok lest om Alta i et leksikon og sett at på vinteren står ikke sola opp i det hele tatt, men at nedbørsmengden var som i Sahara. Et merkelig sted! Det bekymret meg hvordan man kunne ha potteplanter på et sånt sted der det var helt mørkt halve året. De dør vel alle. </text:p>
          </table:table-cell>
        </table:table-row>
        <table:table-row table:style-name="Table1.1">
          <table:table-cell table:style-name="Table1.A1" office:value-type="string">
            <text:p text:style-name="Standard">Så satt jeg der i bilen og så hvordan landskapet endret seg. Men så skjedde det et under! Da vi hadde kjørt et godt stykke fra Kautokeino over en nesten treløs vidde og forbi Masi og drukket kaffe og spist lefse i Suolovuopmi – for første gang i livet smakte jeg lefse –, så begynte landskapet å forandre seg. Det ble flere og flere trær, og de ble høyere og høyere. Alt var så grønt, at jeg ikke hadde sett liknende. Jeg tenkte at dette ikke kunne være sant. Kjører vi nordover eller sørover? Men så var allerede Alta der. Ei lita bygd, Bossekop. Men havet var stort. Altafjorden glitret i all sin glans. For et vidunderlig sted! </text:p>
          </table:table-cell>
        </table:table-row>
        <table:table-row table:style-name="Table1.1">
          <table:table-cell table:style-name="Table1.A1" office:value-type="string">
            <text:p text:style-name="Standard">Straks neste dag dro jeg til tollkontoret i Alta. Jeg var bedt om å komme dit fordi jeg hadde en liten svart-hvit TV med i bagasjen. Den måtte naturligvis fortolles. Men på tollkontoret fikk jeg straks en ordentlig hjemlig følelse, for bak skranken sto det en mann som sa han het Søderholm. Vel, Söderholm het jo jeg også. Vi var med ett som gamle kjenninger. <text:s/></text:p>
          </table:table-cell>
        </table:table-row>
        <table:table-row table:style-name="Table1.1">
          <table:table-cell table:style-name="Table1.A1" office:value-type="string">
            <text:p text:style-name="Standard">Bosted fikk jeg først i Gakori (<text:span text:style-name="T2">Kaakkuri</text:span> ‘smålom’), som jeg syntes var et fint navn, for det var jo rein finsk! Så, etter ei lita stund, flytta jeg til Sorenskriverjordet i Bossekop. Der var havet rett utenfor vinduet, og landskapet var praktfullt. På Sorenskriverjordet bodde det bare folk fra høgskolen, eller m.a.o. for det meste nordmenn fra ulike deler av Norge, og jeg fikk god mulighet til å øve meg i norsk. Selve høgskolen var ennå i et midlertidig bygg nær Komsa, før den ble flytta til Smedgjerdet (<text:span text:style-name="T2">Rautionaita</text:span>), som nå har det flotte norske navnet Sentrum. </text:p>
          </table:table-cell>
        </table:table-row>
        <table:table-row table:style-name="Table1.1">
          <table:table-cell table:style-name="Table1.A1" office:value-type="string">
            <text:p text:style-name="Standard">På Sorenskriverjordet bodde det også noen samer – eller <text:span text:style-name="T2">lapin ihmiset</text:span> ‘de lappiske folka’ – som kvenene kalte dem på den tida. Det var veldig trivelig å bli kjent med denne minoriteten og høre samisk. Vaktmesteren på høgskolen var også same, og da han allerede den første høsten tok meg og småguttene mine for å se på reinskillegjerdet i Kåfjord (<text:span text:style-name="T2">Kaavuono</text:span>), så var det uten tvil det mest spennende jeg til da hadde sett. </text:p>
          </table:table-cell>
        </table:table-row>
        <table:table-row table:style-name="Table1.1">
          <table:table-cell table:style-name="Table1.A1" office:value-type="string">
            <text:p text:style-name="Standard"><text:span text:style-name="T1"><text:s/></text:span><text:span text:style-name="T6">Nordmenn, samer og kvener </text:span></text:p>
          </table:table-cell>
        </table:table-row>
        <table:table-row table:style-name="Table1.1">
          <table:table-cell table:style-name="Table1.A1" office:value-type="string">
            <text:p text:style-name="Standard">Før jeg flyttet til Alta var Oulu det nordligste stedet jeg hadde vært på, og det var bare én gang på et dagsmøte. I Norge hadde jeg naturligvis ikke vært, og heller ikke visste jeg mye om landet. Om nordmenn hadde jeg et postkortbilde i hodet at de bare gikk der i de grønne fjellsidene og gjette sauer i ullgenser. Men jeg hadde møtt noen levende nordmenn også. Mannen min var visesanger og hadde visevenner i Norge, og noen hadde vært hos oss i Åbo på besøk. Trivelige folk, men de prata litt rart. De kalte f.eks. sopp(en) ‘suppe’(jf. svensk og finsk <text:s/><text:span text:style-name="T2">soppa</text:span> ‘suppe’). </text:p>
          </table:table-cell>
        </table:table-row>
        <table:table-row table:style-name="Table1.1">
          <table:table-cell table:style-name="Table1.A1" office:value-type="string">
            <text:p text:style-name="Standard">Jeg hadde studert finsk på Universitetet i Åbo, og derfor visste jeg at i Alta – som ellers også i Nord-Norge – bor det to gamle minoriteter, samer og «norgesfinner» (<text:span text:style-name="T2">Ruijan suomalaisia</text:span>). Og nå irriterte jeg meg litt over at jeg hadde studert ungarsk og ikke samisk. Jeg måtte nemlig velge ett fjernere slektspråk, og ettersom jeg tenkte at det er var større mulighet for å treffe på ungarere enn samer, så valgte jeg ungarsk.</text:p>
          </table:table-cell>
        </table:table-row>
        <table:table-row table:style-name="Table1.1">
          <table:table-cell table:style-name="Table1.A1" office:value-type="string">
            <text:p text:style-name="Standard">Jeg hadde også hatt som pensumbok Nils Erik Hansegårds bok Tvåspråkighet eller halvspråkighet<text:span text:style-name="T9"><text:note text:id="ftn1" text:note-class="endnote"><text:note-citation>1</text:note-citation><text:note-body><text:p text:style-name="Endnote"><text:s/>Hansegård 1968.</text:p></text:note-body></text:note></text:span>, der han skriver om folk på den svenske sida av Torneelva, og om hvordan de holder på å miste sitt eget morsmål. Jeg var naturligvis rasende på de svenske myndighetene som hadde behandlet sine minoriteter så dårlig og ikke gitt dem språklige rettigheter. På samme måte tenkte jeg at den norske staten med tvang hadde prøvd å fornorske samene og finlenderne i Norge. Og jeg tenkte også at Norges samer og finlendere hadde samme interesse i å snu denne utviklinga, og derfor samarbeide. <text:s/></text:p>
          </table:table-cell>
        </table:table-row>
        <table:table-row table:style-name="Table1.1">
          <table:table-cell table:style-name="Table1.A1" office:value-type="string">
            <text:p text:style-name="Standard">De finskætta i Norge kalte vi i Finland vanligvis for finlendere (<text:span text:style-name="T2">suomalaiset</text:span>), det samme gjaldt for folk på svensk side av Torneelva. Enkelte i Finland sa også at de finskætta i Norge var <text:span text:style-name="T2">kveenit</text:span>, fordi nordmenn allment kalte dem <text:span text:style-name="T2">kven</text:span>. Men da jeg ble kjent med disse menneskene, så oppdaget jeg at de mente jeg var <text:span text:style-name="T2">suomalainen</text:span>, men de tenkte at det ordet ikke passet på dem, for ikke bor de i <text:s/>Finland (<text:span text:style-name="T2">Suomi</text:span>), og ikke er de født der heller, som jeg var. Om jeg hørte noe eget navn som de ga seg selv, så var det <text:span text:style-name="T2">lantalainen</text:span> ‘kven’. Det norske ordet <text:span text:style-name="T2">kven</text:span> passet heller ikke ordentlig i munnen på dem. Mange mente at ordet <text:span text:style-name="T2">kven</text:span> var vanskelig å forklare, kanskje det var ei sånn blanding, kunne det være om en som delvis var av samiske slekt. Men «storfinlender» var et navn som noen brukte om seg selv på norsk.</text:p>
          </table:table-cell>
        </table:table-row>
        <table:table-row table:style-name="Table1.1">
          <table:table-cell table:style-name="Table1.A1" office:value-type="string">
            <text:p text:style-name="Standard">Men altakvenenes språk var så visst <text:span text:style-name="T2">suomi</text:span> ‘finsk’, det var klart. Og nå skulle jeg altså begynne å lære finnmarkingene finsk, slik at de på ny kunne lære sitt eget morsmål, og også begynne å skrive det. Det var blitt ei bedre tid for minoriteten, trodde jeg. </text:p>
          </table:table-cell>
        </table:table-row>
        <table:table-row table:style-name="Table1.1">
          <table:table-cell table:style-name="Table1.A1" office:value-type="string">
            <text:p text:style-name="Standard"><text:span text:style-name="T1">Feltarbeid </text:span></text:p>
          </table:table-cell>
        </table:table-row>
        <table:table-row table:style-name="Table1.1">
          <table:table-cell table:style-name="Table1.A1" office:value-type="string">
            <text:p text:style-name="Standard">For meg gikk det heldigvis raskt å bli kjent med Nord-Norges «finlendere». Så snart jeg var kommet til Alta, ringte Ivar Bjørklund meg. Han holdt på å skrive Kvænangens historie. Noen hadde fortalt han at det nå var et kvinnfolk på høgskolen i Alta som var vant med feltarbeid og å samle stedsnavn. Han ville ha meg til Kvænangen, der han selv bodde med familien sin den gangen. Jeg dro gjerne. Og der fikk jeg i løpet av noen dager prata med en hel gjeng gamle kvener, og fikk raskt mer enn 600 stedsnavn<text:span text:style-name="T9"><text:note text:id="ftn2" text:note-class="endnote"><text:note-citation>2</text:note-citation><text:note-body><text:p text:style-name="Endnote"><text:s/>Jeg hadde tidligere samla stedsnavn i noen kommuner rundt Åbo. En del av de stedsnavna jeg samla i Kvænangen finnes i Bjørklunds Fjordfolket i Kvænangen (1985: 219).</text:p></text:note-body></text:note></text:span> av dem.</text:p>
          </table:table-cell>
        </table:table-row>
        <table:table-row table:style-name="Table1.1">
          <table:table-cell table:style-name="Table1.A1" office:value-type="string">
            <text:p text:style-name="Standard">Den første vinteren fikk jeg også i oppgave fra Finland å samle ord til Det europeiske språkatlaset (Atlas Linguarum Europae). Det var et stort europeisk prosjekt der målet var å samle alle de viktigste begrepa i alle språk og i alle dialektområder i Europa. Det var ei liste på 546 begrep, og jeg skulle spørre om dem i Alta, Storfjord og Vadsø. Det var virkelig et morsomt arbeid: Jeg hadde en utmerket anledning til å bli kjent med kvenene i Nord-Norge fra øst til vest, og også på midten. Den gangen, i 1980, var det ennå lett å finne språkmektige folk på alle disse stedene. I Storfjord gikk jeg naturligvis først for å snakke med den gamle språkmesteren og grensekjøpmannen Anton Sommerseth, som allerede Samuli Paulaharju på 1920-tallet hadde brukt som kontaktmann da han skrev bøkene om finlenderne i Norge. Anton viste meg videre til andre språkmektige. I Vadsø hadde jeg kibergsværingen Irene Andreassen som lokalkjent. Henne hadde jeg allerede nådd å bli kjent med, fordi hun var timelærer i finsk på høgskolen sitt kurs i Vadsø. <text:s text:c="2"/></text:p>
          </table:table-cell>
        </table:table-row>
        <table:table-row table:style-name="Table1.1">
          <table:table-cell table:style-name="Table1.A1" office:value-type="string">
            <text:p text:style-name="Standard">Kvenene i Alta kjente jeg ikke ennå, men min kollega Suoma Jantunen leide <text:s/>hybel på loftet til Emilie Mathilassi i Bossekop. <text:s/>Emilie var en utmerket språkbruker, og hun viste meg videre til andre som prata finsk. Resten var lett: Når jeg gikk inn i et hus, så ga de meg vink om neste hus. På hvert sted fantes det folk som kunne språket. Og folk var så gjestfrie og tok godt imot meg. Høgskolen var den gangen ny, bare et par år gammel, og flere var skeptiske til hele skolen. «Dit kommer det så mange søringer, og de er så rare folk.» Til det sa jeg: «Søring er jeg sjøl også som kommer fra Åbo, fra Sør-Finland.» Men til det svarte altaværingene at «Aldri er ei jente fra Finland en søring.» Og derfor ble jeg straks som en av Altas egne jenter – i hvert fall føltes det slik. </text:p>
          </table:table-cell>
        </table:table-row>
        <table:table-row table:style-name="Table1.1">
          <table:table-cell table:style-name="Table1.A1" office:value-type="string">
            <text:p text:style-name="Standard">Det var slik i Alta at jeg så to ulike lag oppå hverandre: de gamle altaværingene som kjente stedets historie, dets flerkulturelle levemåte, dets gamle næringer, hele den gamle folkekulturen og stedets eget finske språk, og naturligvis alle de «ekte» altaværingene. Så var det kommet et nytt lag oppå, helt nye og fremmede folk, som naturligvis begynte å dekke over det «ekte» Alta, og som ikke visste noe om stedes ånd. Jeg syntes jeg var virkelig heldig som, selv om jeg var en slags søring og arbeidet på høgskolen, likevel gjennom feltarbeidet fikk et vindu inn til det gamle Alta, der jeg kunne kikke ned i det dypere laget. Og det gamle Alta var så spennende, så lærerikt og selvfølgelig, for en søring som jeg – eller jenta fra Finland – også veldig eksotisk. </text:p>
          </table:table-cell>
        </table:table-row>
        <table:table-row table:style-name="Table1.1">
          <table:table-cell table:style-name="Table1.A1" office:value-type="string">
            <text:p text:style-name="Standard"><text:span text:style-name="T1">Hvor godt forsto vi så hverandre?</text:span></text:p>
          </table:table-cell>
        </table:table-row>
        <text:soft-page-break/>
        <table:table-row table:style-name="Table1.1">
          <table:table-cell table:style-name="Table1.A1" office:value-type="string">
            <text:p text:style-name="Standard">Jeg kunne temmelig bra svensk da jeg kom til Alta. Jeg hadde lest svensk på skolen, jobbet et par somre i Sverige og også et par-tre somre i en finlandssvensk kommune i Finland. Dessuten hadde jeg mange åbosvenske kamerater og til og med en åbosvensk ektemann. Derfor var det ikke vanskelig å klare meg på norsk. Så snart jeg var kommet til Alta, ringte en gammel arbeidskamerat fra Åbo universitet, Jussi Kallio, og spurte hvordan det gikk med meg og norsken. Ja sa at «Ikke så verst, folk forstår min svensk, men det er litt vanskeligere for meg å forstå hva de sier til meg.» Til det svarte Jussi at «Ja, sånn har det vært for deg i hjemlandet også, det der er vel ikke noe nytt.» Hva mente han nå med det? </text:p>
          </table:table-cell>
        </table:table-row>
        <table:table-row table:style-name="Table1.1">
          <table:table-cell table:style-name="Table1.A1" office:value-type="string">
            <text:p text:style-name="Standard">Men for å være ærlig, så var det mye lettere å forstå folk fra Nord-Norge når de prata enn østlendinger og vestlendinger. I mine ører lød det som om folk fra Nord-Norge snakka tydelig, de «gnelte» ikke, som de sørfra. Det beste for meg var at samisklærer Odd Mathis Hætta var den som først ga meg innføring i høgskolesystemet. Han snakka nesten like tydelig som en finlandssvensk og kunne litt finsk også. Jeg hadde på den måten en forholdsvis myk landing i norsk. </text:p>
          </table:table-cell>
        </table:table-row>
        <table:table-row table:style-name="Table1.1">
          <table:table-cell table:style-name="Table1.A1" office:value-type="string">
            <text:p text:style-name="Standard">Hvordan var det så å forstå den finske dialekten i Alta? Jeg hadde jo studert finske dialekter, og i den forbindelsen også litt om de nordfinske dialektene. Jeg hadde likevel hørt lite av dem. Men det gikk bra. Til meg sa mine språkmestere <text:s/>at det var lettere å forstå min åbodialekt enn det språket som de prata i finsk radio. Det er klart at i min åbodialekt er det ikke så mange nykonstruerte ord som i det finske skriftspråket, og vi har nesten alle de samme svenske lånorda i de vestfinske dialektene som det også er i kvensk. Særlig i kvænangsdialekten fantes det også mange samiske lånord, men likevel ikke så mange at jeg ikke skulle ha forstått språket deres. Og det jeg ikke forsto, det spurte jeg om. </text:p>
          </table:table-cell>
        </table:table-row>
        <table:table-row table:style-name="Table1.1">
          <table:table-cell table:style-name="Table1.A1" office:value-type="string">
            <text:p text:style-name="Standard">Det plaget meg mye når noen av informantene kalte sitt eget språk for «skitfinsk» («<text:span text:style-name="T2">paskasuomi</text:span>»). Eller de sa at «Dette er ikke noe ordentlig språk, det er verken finsk eller norsk, dette er bare en slags blanding.» Jeg synes at denne dårlige oppfatninga var vanligere i Øst-Finnmark enn i Alta, kanskje fordi storsamfunnets press hadde vært sterkest der. Men jeg hørte også at kvenene hadde hørt slik negativ karakteristikk av folk fra Finland. Slikt er naturligvis veldig vondt for folk sin selvfølelse. </text:p>
          </table:table-cell>
        </table:table-row>
        <table:table-row table:style-name="Table1.1">
          <table:table-cell table:style-name="Table1.A1" office:value-type="string">
            <text:p text:style-name="Standard">Men noen sannhet i utskjellinga var det ikke. De finske dialektene i Finnmark er allment nærmere finsk skriftspråk enn f.eks. min egen åbodialekt, og de norske lånorda var det hos eldre folk så få av, at det virkelig forbauset meg. Dette merket jeg med én gang da jeg begynte med feltarbeid og samla begrep til Det europeiske språkatlaset. Grunnordforrådet var nesten i sin helhet like kjent for meg, om ikke alle fra det finske skriftspråket, så i alle fra i de finske dialektene. Og altaspråket var veldig tydelig og fint, jeg riktig nøt å høre det. </text:p>
          </table:table-cell>
        </table:table-row>
        <table:table-row table:style-name="Table1.1">
          <table:table-cell table:style-name="Table1.A1" office:value-type="string">
            <text:p text:style-name="Standard"><text:span text:style-name="T1">Hvor bodde altakvenene?</text:span></text:p>
          </table:table-cell>
        </table:table-row>
        <table:table-row table:style-name="Table1.1">
          <table:table-cell table:style-name="Table1.A1" office:value-type="string">
            <text:p text:style-name="Standard">Altakvenene hadde i gammel tid sine egne bygder der de bodde. Det var på ingen måte snakk om noen «etnisk rensning», men årsaken var den at de hadde andre næringer og levemåte enn stedets norske og samiske befolkning. For dem var de viktigste tingene at det fantes ei lakseelv, en furuskog og muligheter for jordbruk<text:span text:style-name="T9"><text:note text:id="ftn3" text:note-class="endnote"><text:note-citation>3</text:note-citation><text:note-body><text:p text:style-name="Endnote"><text:s/>Se for eksempel Haukedal 1980: 151 ­­­<text:span text:style-name="T11">– 152.</text:span><text:span text:style-name="T12"> </text:span></text:p></text:note-body></text:note></text:span>. De var dyktige laksefiskere, bodde i tømmerhus og var vant med å dyrke korn og bruke kumøkk som gjødsel. Til dette passet de store elvedalene i botnen av Altafjorden. </text:p>
          </table:table-cell>
        </table:table-row>
        <table:table-row table:style-name="Table1.1">
          <table:table-cell table:style-name="Table1.A1" office:value-type="string">
            <text:p text:style-name="Standard">Jeg har, ved hjelp av landmåler Christian Frost Bredals protokoll til den første jordmatrikkelen i Alta, gjort rede for hvor kvenene hadde sine hus på 1700-tallet, og hvor deres jorder var<text:span text:style-name="T9"><text:note text:id="ftn4" text:note-class="endnote"><text:note-citation>4</text:note-citation><text:note-body><text:p text:style-name="Endnote"><text:s/>Söderholm 1987<text:span text:style-name="T11">– 1988; kilden var Protokoll 1777– 1778; se også Henninen 1971: 66 – 71. <text:s/></text:span><text:s/></text:p></text:note-body></text:note></text:span>. Alta var den første plassen i Finnmark der man begynte å dele jord etter kongelig resolusjon av 8. juni 1775<text:span text:style-name="T9"><text:note text:id="ftn5" text:note-class="endnote"><text:note-citation>5</text:note-citation><text:note-body><text:p text:style-name="Endnote"><text:s/>Bull, Kirsti Strøm 2014: 18.</text:p></text:note-body></text:note></text:span>. Bredal skrev samvittighetsfullt ned de navna som bøndene fortalte han, og derfor er det forholdsvis enkelt å se om eieren var finsk-, samisk- eller norsktalende. Mange av disse navna er bevart helt til våre dager som jordeiendommens offentlige navn, og de finnes i flere matrikler. Skrivemåten har likevel vært vekslende, og ofte er det også slik at skrivemåten til navnet er endret så mye at navnet er vanskelig å forstå<text:span text:style-name="T9"><text:note text:id="ftn6" text:note-class="endnote"><text:note-citation>6</text:note-citation><text:note-body><text:p text:style-name="Endnote"><text:s/>Jeg har skrevet om dette i en artikkel i Söderholm 1989. Der har jeg sett på hva slags navn som var i Grunneiendomsregisteret i 1983, sammenlignet dem med de navna som jeg fikk av mine språkmestere, med Protokollen fra 1777<text:span text:style-name="T11">– 1778 og med matrikkelen fra 1878. </text:span></text:p></text:note-body></text:note></text:span>.</text:p>
          </table:table-cell>
        </table:table-row>
        <table:table-row table:style-name="Table1.1">
          <table:table-cell table:style-name="Table1.A1" office:value-type="string">
            <text:p text:style-name="Standard"/>
          </table:table-cell>
        </table:table-row>
        <table:table-row table:style-name="Table1.1">
          <table:table-cell table:style-name="Table1.A1" office:value-type="string">
            <text:p text:style-name="Standard">På den tida da Bredal gjorde sitt landmålerarbeid, var husene for det meste mellom Elvebakken (<text:span text:style-name="T2">Joensuu</text:span>) og Øvre Alta (<text:span text:style-name="T2">Ylipää</text:span>), de fleste på vestsida av elva. Det var jordstykker også langs andre elvedaler, særlig i Tverrelvdalen (<text:span text:style-name="T2">Fallijoki</text:span>). </text:p>
          </table:table-cell>
        </table:table-row>
        <table:table-row table:style-name="Table1.1">
          <table:table-cell table:style-name="Table1.A1" office:value-type="string">
            <text:p text:style-name="Standard">Da jeg dro rundt i Alta og samla stedsnavn, så var den største kvenbygda Elvebakken (<text:span text:style-name="T2">Joensuu</text:span>). Mine navnemestere der fortalte at det alltid var Elvebakken som kvenene først kom til i Alta. Når de så hadde sett litt på hva slags sted Alta var og syntes det var et bra sted, så skaffet de seg jord der hvor det var mulig å få. Ennå i mellomkrigstida var etter sigende Elvebakken en såpass kvensk plass at de nordmennene som bodde der lærte seg finsk. Selv fikk jeg straks merke det av en møbelhandler på Elvebakken, som jeg kjøpte de første møblene hos til mitt nye hjem. Han snakket helt flytende finsk, sjøl om han sa han ikke hadde finsk blod. Man måtte bare lære finsk for å klare seg. </text:p>
          </table:table-cell>
        </table:table-row>
        <table:table-row table:style-name="Table1.1">
          <table:table-cell table:style-name="Table1.A1" office:value-type="string">
            <text:p text:style-name="Standard">Elvebakkvenene hadde før i tida hatt slåttemarker og setre spesielt i Tverrelvdalen, i tillegg til i Altadalen. På 1800-tallet begynte det å flytte folk sørfra til Tverrelvdalen, særlig fra Trøndelag. Det førte til litt uoverensstemmelse mellom elvebakkinger og tverrelvdalinger, for eksempel at tverrelvdalingene gjerne omtalte Elvebakken som <text:span text:style-name="T2">Tuppikaupunki</text:span> (<text:span text:style-name="T2">tuppi</text:span> ‘(kniv)slire; <text:span text:style-name="T2">kaupunki </text:span>‘by’) – kanskje fordi knivene altfor lett kom fram der, etter tverrelvdalingenes meining. Elvebakkingene, på sin side, kalte tverrelvdalingene litt negativt for <text:span text:style-name="T2">taatsa </text:span>(jf. samisk <text:span text:style-name="T2">dáža</text:span> ‘nordmann’).</text:p>
          </table:table-cell>
        </table:table-row>
        <table:table-row table:style-name="Table1.1">
          <table:table-cell table:style-name="Table1.A1" office:value-type="string">
            <text:p text:style-name="Standard">Mine navnemestere fortalte at tidligere var også østsida av Altaelvas munning kalt for <text:span text:style-name="T2">Joensuu</text:span> (‘Elvemunning’). Nå kalles området <text:span text:style-name="T2">Poikkijoki </text:span>eller <text:span text:style-name="T2">Kruunsta</text:span><text:span text:style-name="T9"><text:note text:id="ftn7" text:note-class="endnote"><text:note-citation>7</text:note-citation><text:note-body><text:p text:style-name="Endnote"><text:s/>Jamfør det lokalt brukte norske navnet «Overelva», som uttales med trykk på første stavelse. </text:p></text:note-body></text:note></text:span>. Navnet <text:span text:style-name="T2">Poikkijoki</text:span> forklarte de meg slik, at sett fra vestsida måtte man «over elva» for å komme til <text:span text:style-name="T2">Poikkijoki</text:span>. Jeg tror likevel at navnet opprinnelig kommer av at Tverrelva sin gamle munning var på det stedet og rant ut i Altaelva, litt før der Altaelva nå renner ut i fjorden<text:span text:style-name="T9"><text:note text:id="ftn8" text:note-class="endnote"><text:note-citation>8</text:note-citation><text:note-body><text:p text:style-name="Endnote"><text:s/>Jamfør det norske navnet <text:span text:style-name="T2">Tverrelva</text:span>. </text:p></text:note-body></text:note></text:span>. Om Kronstad-navnet visste man at der hadde den gamle distriktskirurgen hatt gården sin, og at navnet kom derav.</text:p>
          </table:table-cell>
        </table:table-row>
        <table:table-row table:style-name="Table1.1">
          <table:table-cell table:style-name="Table1.A1" office:value-type="string">
            <text:p text:style-name="Standard">Når man drar videre oppover Altaelva, så er navnet på den neste gamle kvenbygda Aronnes, <text:span text:style-name="T2">Aaroninniemi</text:span>. Særlig elvebakkingene brukte navnet <text:span text:style-name="T2">Piikkiniemi </text:span>(<text:span text:style-name="T2">piikki</text:span> ‘pigg, tagg, spiss’; <text:span text:style-name="T2">niemi</text:span> ‘nes’) om stedet. Noen av mine informanter meinte at navnet kom av at elva lager et spisst nes der, ifølge andre var det en spiss stein ytterst på neset som er navnets opprinnelse. Men jeg ble også fortalt av en elvebakking at aronnesværingene har hatt et lignende rykte hos elvebakkingene, som det elvebakkingene hadde hos tverrelvdalingene, og at navnet <text:span text:style-name="T2">Piikkiniemi </text:span>skulle komme av at der svingte «piggene», eller knivene, ofte. Det offisielle navnet Aronnes kom naturligvis av, fortalte de gamle, at det bodde et menneske der på 1600-tallet som het Aron. Den mest kjente aronnesværing er likevel Lannan Nilla eller Knud Qvæn, som flyttet hit på begynnelsen av 1700-tallet. Om han fortalte gamle altaværinger ennå at han hatt satt seg opp mot «den onde amtmannen», Rasmus Kieldsen<text:span text:style-name="T9"><text:note text:id="ftn9" text:note-class="endnote"><text:note-citation>9</text:note-citation><text:note-body><text:p text:style-name="Endnote"><text:s/>Rasmus Kieldsen var amtmann i Finnmark 1738<text:span text:style-name="T11">– 1750. Om krangelen mellom Kieldsen og Knud Qvæn, se Nielsen 1990: 249 – 267. </text:span></text:p></text:note-body></text:note></text:span>, og av den grunn havnet i fengsel i Vardø. Men etter at Lannan Nilla hadde reist til København for å klage til kongen, var «den onde amtmannen» forvist fra Alta. Denne fortellinga kan man lese om i Just Qvigstads bok Finske fortellinger fra Kvænangen og Nord-Reisa<text:span text:style-name="T9"><text:note text:id="ftn10" text:note-class="endnote"><text:note-citation>10</text:note-citation><text:note-body><text:p text:style-name="Endnote"><text:s/>Qvigstad 1925: 22<text:span text:style-name="T11">– 24. </text:span></text:p></text:note-body></text:note></text:span>.</text:p>
          </table:table-cell>
        </table:table-row>
        <table:table-row table:style-name="Table1.1">
          <table:table-cell table:style-name="Table1.A1" office:value-type="string">
            <text:p text:style-name="Standard">Det var bygd en stor gård for amtmannen i Finnmark akkurat på amtmann Kieldsen sin tid. Men mine navnemestere omtalte ikke gården etter amtmannen, men for <text:span text:style-name="T2">Paavinkartano</text:span> («Pavens gård», på norsk Altagård), pga. at katolikkene drev misjonsarbeid der på 1800-tallet og holdt hus i den bygninga, som man fortalte<text:span text:style-name="T9"><text:note text:id="ftn11" text:note-class="endnote"><text:note-citation>11</text:note-citation><text:note-body><text:p text:style-name="Endnote"><text:s/>Paulaharju 1928: 81<text:span text:style-name="T11">– 85 skriver om den katolske menigheten, der også noen altakvener var med, og der kvenbarna gikk på skole. </text:span></text:p></text:note-body></text:note></text:span>. Da jeg bodde i Alta huset <text:span text:style-name="T2">Paavinkartano</text:span> militæret. </text:p>
          </table:table-cell>
        </table:table-row>
        <table:table-row table:style-name="Table1.1">
          <table:table-cell table:style-name="Table1.A1" office:value-type="string">
            <text:p text:style-name="Standard">Fra Aronnes oppover elva er den neste større kvenbygda <text:span text:style-name="T2">Keskiranta</text:span> (‘Midtstrand’, på norsk Elvestrand). Navnet passer godt på stedet, for det ligger akkurat halvveis når man kjører fra Elvebakken og til den øverste kvenbygda som heter Øvre Alta, eller <text:span text:style-name="T2">Ylipää</text:span> på kvensk (<text:span text:style-name="T2">yli</text:span> ‘øvre’). Øvre Alta er lenger opp enn Aronnes, som derfor også er blitt kalt <text:span text:style-name="T2">Alapää</text:span> (<text:span text:style-name="T2">ala</text:span> ‘nedre’). Litt oppfor Øvre Alta renner Eibyelva ned i Altaelva. Langs Eibyelva har det også vært gammel bebyggelse, men der har alle beboerne vært norske.</text:p>
          </table:table-cell>
        </table:table-row>
        <table:table-row table:style-name="Table1.1">
          <table:table-cell table:style-name="Table1.A1" office:value-type="string">
            <text:p text:style-name="Standard">På 1700-tallet bodde nesten alle de kvenske bøndene på vestsida av Altaelva. I tillegg til de bygdene som er nevnt ovenfor, har kvenene hatt hustomter på <text:span text:style-name="T2">Isoaita</text:span> (Storgjerdet). På østsida av elva har det vært kvenske hus bare i <text:span text:style-name="T2">Paskapuas</text:span> (Skitkjosen/Kjosen) og på <text:span text:style-name="T2">Saari </text:span>(Holmen). </text:p>
          </table:table-cell>
        </table:table-row>
        <table:table-row table:style-name="Table1.1">
          <table:table-cell table:style-name="Table1.A1" office:value-type="string">
            <text:p text:style-name="Standard">Seinere har kvenene bosatt seg også andre steder i Alta. Jeg fant kvenske informanter på østsida av Altaelva, fra <text:span text:style-name="T2">Raippanen</text:span> (Raipas) til <text:span text:style-name="T2">Mousunsaari </text:span>( Mosesholmen). <text:span text:style-name="T2">Raippanen</text:span> har fått navn etter fjellet med samme navn, og om <text:span text:style-name="T2">Mousunsaari</text:span> fortalte man meg at det på 1700-tallet hadde bodd en mann som het <text:span text:style-name="T2">Mousu</text:span> eller <text:span text:style-name="T2">Mooses</text:span>. Ennå ble folk på stedet kalt for <text:span text:style-name="T2">Mousun väki</text:span> (Mousu-folket).</text:p>
          </table:table-cell>
        </table:table-row>
        <table:table-row table:style-name="Table1.1">
          <table:table-cell table:style-name="Table1.A1" office:value-type="string">
            <text:p text:style-name="Standard">Også i fjordbotnen vokste det opp kvenske bygder. I Transfarelv (<text:span text:style-name="T2">Kaitunen</text:span>) fant jeg solide språkbrukere og navnekyndige, de gamle Eriksen-brødrene, som hadde bodd hele livet på samme sted. Der var det eneste stedet i Alta – og i hele Nord-Norge – at jeg så ei ordentlig gammeldags røykbadstu som lå så fint ved bredden av Transfarelva (<text:span text:style-name="T2">Kaitusjoki</text:span>). Brødrene fortalte også at i gamle dager var det bare kvenene som var reine i Alta, fordi de gikk i sauna hver uke og vaska hele kroppen da. De norske skylte etter sigende bare ansiktet i et vaskefat, og det var det hele. Brødrene ba meg å komme til dem en gang for å gå i sauna, de skulle så visst fyre opp i den røykbadstua. Det gikk lang tid før jeg igjen hadde anledning å dra dit. Da var bare den yngste av brødrene igjen, han sa at «gamlingen» – som han kalte sin eldre bror – var død. «Han venta så at du skulle komme på besøk, men han nådde å dø før du kom igjen.» Jeg ble ordentlig trist, og den ekte kvenske røykbadstua forble uprøvd for meg.</text:p>
          </table:table-cell>
        </table:table-row>
        <table:table-row table:style-name="Table1.1">
          <table:table-cell table:style-name="Table1.A1" office:value-type="string">
            <text:p text:style-name="Standard">Navnet <text:span text:style-name="T2">Kaitunen</text:span> var ifølge brødrene kommet av at dalen som går opp til fjellet liksom ble smalere og smalere (<text:span text:style-name="T2">kaittuut</text:span> ‘å bli smalere’).</text:p>
          </table:table-cell>
        </table:table-row>
        <text:soft-page-break/>
        <table:table-row table:style-name="Table1.1">
          <table:table-cell table:style-name="Table1.A1" office:value-type="string">
            <text:p text:style-name="Standard">På nordsida av fjordbotnen, i Rafsbotn (<text:span text:style-name="T2">Rässivuono</text:span>), traff jeg også lett på finskspråklige. Navnet <text:span text:style-name="T2">Rässivuono</text:span> kommer av at stranda her er svakt hellende, den er «rässiä», det vil si den er innimellom under vann og innimellom bar (<text:span text:style-name="T2">rässi</text:span> ‘lav sjøstrand, utleire; stor, flat fjære med leirbotn’). </text:p>
          </table:table-cell>
        </table:table-row>
        <table:table-row table:style-name="Table1.1">
          <table:table-cell table:style-name="Table1.A1" office:value-type="string">
            <text:p text:style-name="Standard">Om språkforholda på stedet fortalte en mann meg som den gangen var over 80 år, at han hadde gått på ski tre ganger forbi Rafsbotn. Den første gangen – da han bare var en liten gutt – så hørte han at man bare snakka samisk der. Den andre gangen var han en voksen mann, og da prata folk bare finsk. Den siste gangen, da han allerede var en gammel mann, så prata man bare norsk der. Professor i finsk og samisk i Oslo, eller Kristiania, Jens Andreas Friis, lagde et etnografisk kart<text:span text:style-name="T9"><text:note text:id="ftn12" text:note-class="endnote"><text:note-citation>12</text:note-citation><text:note-body><text:p text:style-name="Endnote"><text:s/>Friis 1861.</text:p></text:note-body></text:note></text:span> over Nord-Norge på 1860-tallet, og her kan man se at i Rafsbotn har det vært omtrent like mange kvenske og samiske familier og ingen norske familier i det hele tatt. Alle har likevel da kunnet finsk, både kvener og samer. Men ikke var det finske språket forsvunnet den gangen da jeg ferdes der heller. Det var bare slik at til fremmede snakka man norsk, men til dem som sjøl henvendte seg på finsk til folk, så svarte man også på finsk. <text:s/></text:p>
          </table:table-cell>
        </table:table-row>
        <table:table-row table:style-name="Table1.1">
          <table:table-cell table:style-name="Table1.A1" office:value-type="string">
            <text:p text:style-name="Standard">Da jeg reiste rundt på nordsida av fjorden, fantes det nok ei lita bygd, nemlig <text:span text:style-name="T2">Ruoslahti</text:span> (Russeluft). Der fortalte man at bygda hadde fått navnet på grunn av «russerøvere»<text:span text:style-name="T9"><text:note text:id="ftn13" text:note-class="endnote"><text:note-citation>13</text:note-citation><text:note-body><text:p text:style-name="Endnote"><text:s/>Jamfør det samiske ordet <text:span text:style-name="T2">ruo</text:span><text:span text:style-name="T3">šš</text:span><text:span text:style-name="T2">a</text:span> ‘russer’. </text:p></text:note-body></text:note></text:span>. De hadde vært på røvertokt og ville gå over Altneset til Rafsbotn-sida. De hadde fått med seg en veiviser som skulle føre dem over fjellet. Veiviseren gikk med en fakkel i hånda og «russerøvere» fulgte etter han. Men da de kom til stedet ved et bratt berg der fjellveggen stuper rett ned, så kasta veiviseren fakkelen over berget, og «russerøverne» fulgte etter, falt i havet og de døde alle. Fortellinga er ei tradisjonell fortelling, som særlig er forbundet med samer. Hvem som opprinnelig har knyttet denne fortellinga til Russeluft, det vet man ikke. Men ifølge Friis sitt etnografiske kart var det bare ett hus i Russeluft på 1860-tallet, og der bodde det en kvensk familie. <text:s/></text:p>
          </table:table-cell>
        </table:table-row>
        <table:table-row table:style-name="Table1.1">
          <table:table-cell table:style-name="Table1.A1" office:value-type="string">
            <text:p text:style-name="Standard">Kvenene bodde naturligvis også andre steder i Alta, også da jeg arbeidet der. I Bukta, i Bossekop, på Apanes (<text:span text:style-name="T2">Aapana</text:span>) og alle andre steder. På 1800-tallet bodde de særlig i Kåfjord (<text:span text:style-name="T2">Kaavuono</text:span>) der de arbeidet i koppergruva. Friis har på sitt etnografiske kart merket av at det på 1860-tallet var om lag 100 kvenske familier i Kåfjord, nesten ingen av dem prata norsk, og om lag 30 norske familier der nesten alle også kunne finsk. Ifølge samme kart bodde det i botnen av Langfjorden (<text:span text:style-name="T2">Lankovuono</text:span>) nesten bare kvener, andre steder langs Langfjorden bodde det nordmenn og samer. Jeg hørte at i Langfjorden kunne man finsk ennå på begynnelsen av 1980-tallet da jeg samla stedsnavn. Jeg er skikkelig forarget over at jeg ikke samla navn der. Mange navn gikk sikkert tapt. </text:p>
          </table:table-cell>
        </table:table-row>
        <table:table-row table:style-name="Table1.1">
          <table:table-cell table:style-name="Table1.A1" office:value-type="string">
            <text:p text:style-name="Standard">Til sammen samla jeg nærmere 1000 stedsnavn i Alta. Mange fler hadde jeg sikkert kunne finne den gangen om jeg hadde funnet alle navnemesterne og forstått å spørre bedre. </text:p>
          </table:table-cell>
        </table:table-row>
        <table:table-row table:style-name="Table1.1">
          <table:table-cell table:style-name="Table1.A1" office:value-type="string">
            <text:p text:style-name="Standard">Kvenenes gamle næringer, jordbruk og laksefiske, kommer tydelig til syne i stedsnavna deres. Jeg skal nedenfor fortelle om litt navn tilknyttet jordbruket, dvs. navn på åkrer, enger og utmarksslåtter.</text:p>
          </table:table-cell>
        </table:table-row>
        <table:table-row table:style-name="Table1.47">
          <table:table-cell table:style-name="Table1.A1" office:value-type="string">
            <text:p text:style-name="Standard"><text:span text:style-name="T1">Bøndene og deres jorder</text:span></text:p>
          </table:table-cell>
        </table:table-row>
        <table:table-row table:style-name="Table1.1">
          <table:table-cell table:style-name="Table1.A1" office:value-type="string">
            <text:p text:style-name="Standard">Major Peter Schnitler, som på 1740-tallet reiste rundt for å undersøke grensa <text:s/>mot Sverige, skreiv dette om Alta: </text:p>
          </table:table-cell>
        </table:table-row>
        <table:table-row table:style-name="Table1.49">
          <table:table-cell table:style-name="Table1.A1" office:value-type="string">
            <text:p text:style-name="Standard"><text:span text:style-name="T2">Det eeneste Sted, hvor har fundet Ager-Dyrkning og Korn-Vext, har været i Vest-Finmarken ved Altens Elv paa Elv-Brædene, hvor i forrige Svenske-Russiske krige en 16 Qvæner, (saa kaldes her i Landet de fra Torne-Lapland og Ost-Finland overkommende Svenske Bønder) paa privative-Norsk grund sig have nedsatt, og, som de ere gode Avels-Mænd, dyrket Jorden, at der faaes Korn.</text:span><text:span text:style-name="T9"><text:note text:id="ftn14" text:note-class="endnote"><text:note-citation>14</text:note-citation><text:note-body><text:p text:style-name="Endnote"><text:s/>Schnitler 1985: 54.</text:p></text:note-body></text:note></text:span></text:p>
          </table:table-cell>
        </table:table-row>
        <table:table-row table:style-name="Table1.1">
          <table:table-cell table:style-name="Table1.A1" office:value-type="string">
            <text:p text:style-name="Standard">Altakvenene hadde den gangen gjødslete og pløyde kornåkrer der de dyrket matkorn, for det meste bare bygg – andre sorter korn når ikke å modnes. Samuli Paulaharju beretter i boka si Ruijan suomalaisia<text:span text:style-name="T9"><text:note text:id="ftn15" text:note-class="endnote"><text:note-citation>15</text:note-citation><text:note-body><text:p text:style-name="Endnote"><text:s/>Paulaharju 1928: 73. </text:p></text:note-body></text:note></text:span> [svensk oversettelse Finnmarkens folk] at kvenene i Alta utviklet en helt egen byggsort som modnet hurtigere enn andre byggsorter. </text:p>
          </table:table-cell>
        </table:table-row>
        <table:table-row table:style-name="Table1.1">
          <table:table-cell table:style-name="Table1.A1" office:value-type="string">
            <text:p text:style-name="Standard">Åkrene har nok vært ganske små og vanligvis helt i nærheten av huset. Den gangen jeg spurte etter navn i Alta, så var det slutt på korndyrkinga. Men noen åkernavn fikk jeg likevel av mine navnemestere, som f.eks. <text:span text:style-name="T2">Pekkalanpelto</text:span> (<text:span text:style-name="T2">pelto</text:span> ‘åker’) på Elvebakken, <text:span text:style-name="T2">Matinvainio</text:span> (<text:span text:style-name="T2">vainio </text:span>‘voll’) og <text:span text:style-name="T2">Ylivainio </text:span>på Aronnes og <text:span text:style-name="T2">Tramperinvainio</text:span> på Elvestrand. Vi ser at åkrene ofte har fått navn etter eieren. <text:span text:style-name="T2">Pekkalanpelto</text:span> har, etter det jeg fikk høre, tilhørt en finlender som het Pekkala; i Øst-Finnmark har det bodd flere som het Pekkala eller Bekkala<text:span text:style-name="T9"><text:note text:id="ftn16" text:note-class="endnote"><text:note-citation>16</text:note-citation><text:note-body><text:p text:style-name="Endnote"><text:s/>Digitalarkivet.no.</text:p></text:note-body></text:note></text:span>, men i Alta har jeg ikke funnet noen med det navnet. <text:span text:style-name="T2">Matti</text:span> er et helt vanlig mannsnavn, og en Matti skal ha dyrket korn på Matinvainio. Den som dyrka korn på Tramperinvainio kan ha vært en eller annen Tramberg eller Tranberg, begge navn blir av kvenene uttalt som <text:span text:style-name="T2">Tramperi</text:span>. Etter navnet <text:span text:style-name="T2">Ylivainio </text:span>(<text:span text:style-name="T2">yli </text:span>‘øvre’) å dømme, kan man tro det også har vært ei eng med navnet *<text:span text:style-name="T2">Alavainio</text:span> (<text:span text:style-name="T2">ala</text:span> ‘nedre’). Men det navnet har jeg ikke funnet. </text:p>
          </table:table-cell>
        </table:table-row>
        <table:table-row table:style-name="Table1.1">
          <table:table-cell table:style-name="Table1.A1" office:value-type="string">
            <text:p text:style-name="Standard">Kvenene har også et helt eget spesielt ord, <text:span text:style-name="T2">karkea</text:span>, som betyr ‘gjødslet og pløyd eng’, til skilnad fra kornåker. Jeg har likevel ikke fått noen åker- eller engnavn fra mine navnemestere der dette ordet er med, sjøl om navnemesterne både kjente og brukte dette ordet. Man kan likevel tenke seg at bak Gargia-navnet, eller <text:span text:style-name="T2">Karkia</text:span> på altakvenenes språk, er nettopp dette ordet; i dialekten er av og til <text:span text:style-name="T2">ea</text:span> eller <text:span text:style-name="T2">eä</text:span> i slutten av et ord blitt til <text:span text:style-name="T2">ia </text:span>eler <text:span text:style-name="T2">iä</text:span><text:span text:style-name="T10"><text:note text:id="ftn17" text:note-class="endnote"><text:note-citation>17</text:note-citation><text:note-body><text:p text:style-name="Endnote"><text:s/>Også Qvigstad &amp; Olsen 1924: 12, 29 knytter navnet <text:span text:style-name="T2">Gargia</text:span> til det finske ordet <text:span text:style-name="T2">karkia</text:span> eller <text:span text:style-name="T2">karkea</text:span>; betydninga av ordet hos dem er likevel litt forskjellig («torr eller grof jord eller mark»). <text:s/></text:p></text:note-body></text:note></text:span><text:span text:style-name="T2">.</text:span> Navnet er uansett vanskelig å forklare ut fra samisk eller norsk bakgrunn. </text:p>
          </table:table-cell>
        </table:table-row>
        <table:table-row table:style-name="Table1.1">
          <table:table-cell table:style-name="Table1.A1" office:value-type="string">
            <text:p text:style-name="Standard">Slåttemarker, både hjemmejorder og utmarksslåtter, hadde kvenene mange av. Det vanligste etterleddet i disse navna er <text:span text:style-name="T2">kenttä</text:span>, som ifølge mine navnemestere betydde den typer jorder som er gjødsla og slått. Men nesten alle de navna som ender på <text:span text:style-name="T2">kenttä</text:span> som jeg har registrert, er i Tverrelvdalen, og de har i årene 1777 og 1778, ifølge landmålerprotokollene, vært utmarksslåtter til kvenene fra Elvebakken og elvedalen. Det andre stedet der man særlig finner <text:span text:style-name="T2">kenttä</text:span>-navn, er i Transfarelv, der det ifølge landmålerprotokollene i 1777 og 1778 bare har vært utmarksslåtter<text:span text:style-name="T9"><text:note text:id="ftn18" text:note-class="endnote"><text:note-citation>18</text:note-citation><text:note-body><text:p text:style-name="Endnote"><text:s/>Ifølge mine undersøkelser (1987<text:span text:style-name="T11">– 1988: 122 – 123) så var slåttemarkene i Transfarelv utmålt til nordmenn og samer, men navna var også da nesten alle finske. </text:span></text:p></text:note-body></text:note></text:span>. Jeg tror at ordet <text:span text:style-name="T2">kenttä</text:span> fra begynnelsen av har betydd det samme som hos folk ved Torneelva, eller med andre ord et sted der man midlertidig har hatt opphold for å slå høy. På<text:span text:style-name="T2"> kenttä</text:span>-plassene bygde man koier der man måtte bo i dagevis, og av og til for ei enda lengre tid. Det var jo nemlig slik at tidligere måtte man slå alt det vesle høyet og kjerringrokken som vokste på myrene og i elvedalene for at dyra skulle få nok mat over vinteren. </text:p>
          </table:table-cell>
        </table:table-row>
        <table:table-row table:style-name="Table1.1">
          <table:table-cell table:style-name="Table1.A1" office:value-type="string">
            <text:p text:style-name="Standard">Slike <text:span text:style-name="T2">kenttä</text:span>-navn finnes f.eks. i Transfarelv, som <text:span text:style-name="T2">Alakenttä</text:span> og <text:span text:style-name="T2">Ylikenttä</text:span> (1778 Alakente og Ølikente, 1983 Alakenttæ og Ylikenttæ). Der er også et jorde som kalles <text:span text:style-name="T2">Erkinkenttä</text:span> (1778 Ergentie, 1983 Erkente). Man sa om det navnet at «Det har nok vært en Erkki som slo høy der». Forklaringa til navnet er altså bevart, sjøl om denne Erkki må ha levd lenge før protokollen ble skrevet, for etter <text:s/>landmålerprotokollen var jorda da i eie hos en Jon Monsen. Ved bredden av Tverrelva finner vi ei slåttemark som har navnet <text:span text:style-name="T2">Heikankenttä</text:span>, som informanten <text:s/>forbandt med kvenen <text:span text:style-name="T2">Iso-Heikka</text:span> (<text:span text:style-name="T2">iso</text:span> ‘stor’), som skal ha dødd på 1880-tallet. Navnet finnes likevel allerede i 1778-protokollen med skrivemåten <text:span text:style-name="T2">Heikakent</text:span> (1983 <text:span text:style-name="T2">Heikinkenttä</text:span>). I Tverrelvdalen finnes også f.eks. <text:span text:style-name="T2">Juomakenttä</text:span> (1778 <text:span text:style-name="T2">Jomokent</text:span>), der det ble sagt at man ga kyrne og hestene vatn (jf. <text:span text:style-name="T2">juoma</text:span> ‘drikke’), og <text:span text:style-name="T2">Karhukenttä</text:span> (<text:span text:style-name="T2">karhu</text:span> ‘bjørn’) (1778 <text:span text:style-name="T2">Karhogent</text:span>), der det sikkert har vært en bjørn og laget leven<text:span text:style-name="T9"><text:note text:id="ftn19" text:note-class="endnote"><text:note-citation>19</text:note-citation><text:note-body><text:p text:style-name="Endnote"><text:s/>Jamfør navnet Bjørnstad hos Qvigstad &amp; Olsen 1924: 37. Bjørnstad skal ha fått navnet sitt av at en bjørn gikk løs på ei ku, som likevel berget livet. Karhukenttä hører til eiendommen Bjørnstad. </text:p></text:note-body></text:note></text:span>. Der er det også ei slåttemark som kalles <text:span text:style-name="T2">Itkukenttä</text:span> (1778 <text:span text:style-name="T2">Itkokent</text:span>; <text:span text:style-name="T2">itku </text:span>‘gråt’), men ingen husket hvem som hadde grått der. <text:s text:c="3"/></text:p>
          </table:table-cell>
        </table:table-row>
        <table:table-row table:style-name="Table1.1">
          <table:table-cell table:style-name="Table1.A1" office:value-type="string">
            <text:p text:style-name="Standard">Naturligvis er det også andre slags slåttenavn. I Tverrelvdalen finnes slåttemarknavna <text:span text:style-name="T2">Saikara</text:span> (1777 <text:span text:style-name="T2">Saikar</text:span>, <text:span text:style-name="T2">Saikara</text:span>, 1983 <text:span text:style-name="T2">Saikar</text:span>) og <text:span text:style-name="T2">Saikarantyvi</text:span> (1777 <text:span text:style-name="T2">Saikaradyvi</text:span>, 1983 <text:span text:style-name="T2">Sailsardyve</text:span>) som forteller om at høyet på stedet er oppbevart på høyhesjer<text:span text:style-name="T9"><text:note text:id="ftn20" text:note-class="endnote"><text:note-citation>20</text:note-citation><text:note-body><text:p text:style-name="Endnote"><text:s/><text:span text:style-name="T2">saikara</text:span> er en staur eller ei stang, som ble brukt i høyhesjene. </text:p></text:note-body></text:note></text:span>. Navna <text:span text:style-name="T2">Formasaura </text:span>(1778 <text:span text:style-name="T2">Hormasaura</text:span>, 1983 <text:span text:style-name="T2">Rørneset</text:span>) i nærheten av Saga (<text:span text:style-name="T2">Saha</text:span>), og <text:span text:style-name="T2">Kaalisaura</text:span> (1778 <text:span text:style-name="T2">Kalisaura</text:span>, 1983 <text:span text:style-name="T2">Kalisaure</text:span>) forteller at på utmarksslåttene har man samla <text:span text:style-name="T2">horma</text:span> ‘geitrams’ og <text:span text:style-name="T2">kaali </text:span>»planteblad» som først ble tørket og så oppbevart i store hauger, dvs. på staur. Derfra var det lett å hente fôret vinterstid. I Tverrelvdalen er det ei <text:s/>slåttemark som kalles <text:span text:style-name="T2">Tervahauta </text:span>(‘tjæremile’); der skal det være brent tjære. Et annet liknende slåttenavn er <text:span text:style-name="T2">Tervahauantörmä</text:span> (<text:span text:style-name="T2">törmä</text:span> ‘bakke’) under Raipas; også der fortalte navnemesterne mine at det hadde vært tjærebrenning. </text:p>
          </table:table-cell>
        </table:table-row>
        <table:table-row table:style-name="Table1.1">
          <table:table-cell table:style-name="Table1.A1" office:value-type="string">
            <text:p text:style-name="Standard">Slåttenavnet <text:span text:style-name="T2">Paskapuas </text:span>(<text:span text:style-name="T2">paska</text:span> ‘skitt’, <text:span text:style-name="T2">puas</text:span> ‘kjos’) (1778 og 1983 <text:span text:style-name="T2">Paskaput</text:span>) er også et litt morsomt navn. I samme område er det ei slåttemark som kalles <text:span text:style-name="T2">Paskaputhaan Mikonpahan alla</text:span> (‘Skitkjosen under Mikkoberget’; Mikko = Mikael, <text:span text:style-name="T2">pahta </text:span>‘berg’; 1777 <text:span text:style-name="T2">Boikebuttamikonbaktalla</text:span>). Et navn kan altså være temmelig langt!</text:p>
          </table:table-cell>
        </table:table-row>
        <table:table-row table:style-name="Table1.1">
          <table:table-cell table:style-name="Table1.A1" office:value-type="string">
            <text:p text:style-name="Standard"><text:span text:style-name="T1">Laksefiskerne i Altaelva</text:span></text:p>
          </table:table-cell>
        </table:table-row>
        <table:table-row table:style-name="Table1.1">
          <table:table-cell table:style-name="Table1.A1" office:value-type="string">
            <text:p text:style-name="Standard">Da jeg kom til Alta i 1979, var kampen om utbygging av Altaelva på sitt hardeste. Det var mange demonstrasjoner, og til Alta kom det også mange folk fra Finland som ville redde elva. Siden jeg bodde høvelig til i Bossekop, så visste jeg aldri hva slags gjeng jeg kunne finne i min egen stue når jeg kom hjem fra jobb. Jungeltelegrafen hadde nådd helt til Finland om at det i Alta var ei finsk dame som man så kunne overnatte hos. Den gangen var det ennå vanlig at man ikke låste døra, den var åpen hele dagen. </text:p>
          </table:table-cell>
        </table:table-row>
        <table:table-row table:style-name="Table1.1">
          <table:table-cell table:style-name="Table1.A1" office:value-type="string">
            <text:p text:style-name="Standard">Demonstrantene hadde bygd en leir i Stilla der jeg også var, men jeg kunne ikke være der så mye ettersom jeg hadde små barn. Jeg kom likevel i kontakt med aksjonistene og la merke til at det også var kvener med. Det var jo ganske naturlig, for langs Altaelva bodde det mange kvener og de hadde alltid fiska laks der. Nå fryktet man at vannkraftutbygginga skulle ødelegge for laksefisket. Vannet i elva kunne bli varmere, og derfor kunne ikke laksen gyte mer der, tenkte man. </text:p>
          </table:table-cell>
        </table:table-row>
        <table:table-row table:style-name="Table1.1">
          <table:table-cell table:style-name="Table1.A1" office:value-type="string">
            <text:p text:style-name="Standard">Og fordi man visste at elva tidligere, i løpet av hundreåra, mange ganger hadde endret løpet sitt, og land var blitt oversvømt, så fryktet folk at det skulle skje igjen. Det finnes et minne om det f.eks. i navnet på ei slåttemark nær munningen til Altaelva, i <text:span text:style-name="T2">Pato-outa</text:span>, nemlig <text:span text:style-name="T2">Vanhaansuunpaikka</text:span> (‘gammelmunningplassen’) (1777 <text:span text:style-name="T2">Vanhaso Baika</text:span>, 1983 <text:span text:style-name="T2">Gammelplassen</text:span>). Mine navnemestere visste at munningen til Tverrelva i gamle dager hadde vært der. I protokollen fra 1777-1778 finner vi også flere plasser med navnet <text:span text:style-name="T2">Vanhaasija</text:span> (‘gammelplassen’); man hadde vært nødt til å flytte husene, fordi elva hadde tatt med seg tomta til det gamle huset. Blant annet har det vært en <text:span text:style-name="T2">Vanhaasija</text:span> (1777 <text:span text:style-name="T2">Vanhasia</text:span>) i Øvre Alta. På det stedet var det ifølge mine navnemestere et stryk i elva med <text:span text:style-name="T2">Uuenreiänniska</text:span> (‘det nye løps fosshode’). Mine navnemestere hadde fra eldre fått høre at elva før hadde gått rundt der, men hadde nå laget seg et nytt løp eller ei åpning, derav navnet. På nåværende <text:span text:style-name="T2">Petäjäsaari </text:span>(<text:span text:style-name="T2">petäjä</text:span> ‘furu’, <text:span text:style-name="T2">saari</text:span> ‘holme, øy’) har det ifølge protokollen fra 1777 vært et jordstykke som kaltes <text:span text:style-name="T2">Vanhaasija</text:span>. Det står at det var «Vanhasia eller Holmen, som Elwens Øverswømmelse giorde af den forrige boepæl». Under Raipas, nær <text:span text:style-name="T2">Paskasaari</text:span>, finnes en smal kjos som kalles <text:span text:style-name="T2">Vanhaajoki</text:span>. Her skal det tidligere hovedløpet til elva ha vært. Det samme vitner slåttemarkene langs elvedalen som har <text:span text:style-name="T2">saari</text:span> ‘holme’ som etterledd i navnet, f.eks. <text:span text:style-name="T2">Alasaari</text:span> (<text:span text:style-name="T2">ala</text:span> ‘nedre’) i Raipas, <text:span text:style-name="T2">Hukansaari</text:span> (<text:span text:style-name="T2">hukka</text:span> ‘ulv’) i Viina og <text:span text:style-name="T2">Karkiansaari</text:span> i munningen av <text:span text:style-name="T2">Karkianoja</text:span> ( Gargiaelva). Disse har tidligere vært holmer, men hører nå til elva sitt strandområde. </text:p>
          </table:table-cell>
        </table:table-row>
        <text:soft-page-break/>
        <table:table-row table:style-name="Table1.1">
          <table:table-cell table:style-name="Table1.A1" office:value-type="string">
            <text:p text:style-name="Standard">Kvenene har hatt egne navn på nesten alle fiskeplassene i Altaelva, og det spesielle med disse navna er at når jeg spurte om dem, så var de kjent også blant laksefiskere som ikke kunne finsk. <text:s/></text:p>
          </table:table-cell>
        </table:table-row>
        <table:table-row table:style-name="Table1.1">
          <table:table-cell table:style-name="Table1.A1" office:value-type="string">
            <text:p text:style-name="Standard">Kvenene brakte med seg en ny fangstmetode der laksen ble fanget med stengsel. Jens Sporring, som på begynnelsen av 1700-talet arbeidet hos amtmannen i Finnmark, skreiv i sin Relation angaaende Finmarken fra 1734 følgende om kvenene i Alta:</text:p>
          </table:table-cell>
        </table:table-row>
        <table:table-row table:style-name="Table1.63">
          <table:table-cell table:style-name="Table1.A1" office:value-type="string">
            <text:p text:style-name="Standard"><text:span text:style-name="T2">– – udi aaret 1714 erholte [kvener] öfrighedes tilladelse sig der [i Alta] at nedsette, effterdi De foregav at have videnskab om, hvorledis en Laxe-elv rettelig burde stenges og dermed omgaaes, som De og i dend effterkommende tiid merkelig har udviist, thi De har ved Deris hurtighed temmelig forbedret Laxe-elvens fiskerie</text:span>.<text:span text:style-name="T9"><text:note text:id="ftn21" text:note-class="endnote"><text:note-citation>21</text:note-citation><text:note-body><text:p text:style-name="Endnote"><text:s/>Sporring 1793<text:span text:style-name="T11">–</text:span>1794: 64<text:span text:style-name="T11">–65.</text:span></text:p></text:note-body></text:note></text:span></text:p>
          </table:table-cell>
        </table:table-row>
        <table:table-row table:style-name="Table1.1">
          <table:table-cell table:style-name="Table1.A1" office:value-type="string">
            <text:p text:style-name="Standard">Denne kunsten å lage laksestengsel kommer også til syne i stedsnavna. I Altaelva finnes det flere navn som har med ordet <text:span text:style-name="T2">pato</text:span> ‘stengsel’. Eksempel på slike navn er <text:span text:style-name="T2">Alapato</text:span> (1778 <text:span text:style-name="T2">Nedre Stengelse</text:span>) og <text:span text:style-name="T2">Ylipato</text:span> (1777 <text:span text:style-name="T2">Øvre Stengelse</text:span>) mellom Peska og Store Raipas (<text:span text:style-name="T2">Iso Raippanen</text:span>). Selv om stengselfisket er slutt for lenge siden, så fortalte mine navnemestere at der hadde det vært laksestengsel. Andre <text:span text:style-name="T2">pato</text:span>-navn er <text:span text:style-name="T2">Pato-outa</text:span> (<text:span text:style-name="T2">outa</text:span> ‘skog’) (1778 <text:span text:style-name="T2">Battoauda</text:span>, 1983 <text:span text:style-name="T2">Patiouda</text:span>, <text:span text:style-name="T2">Battoouda</text:span>) og <text:span text:style-name="T2">Patomella</text:span> (<text:span text:style-name="T2">mella</text:span> ‘elvemel’) på Kronstad der Tverrelva tidligere har rent ut i Altaelva. Også i Transfarelv har det vært laksestengsel, et minne om det er slåttenavnet <text:span text:style-name="T2">Patokenttä </text:span>(1778 <text:span text:style-name="T2">Battokent</text:span>, 1983 <text:span text:style-name="T2">Battokenta</text:span>).</text:p>
          </table:table-cell>
        </table:table-row>
        <table:table-row table:style-name="Table1.1">
          <table:table-cell table:style-name="Table1.A1" office:value-type="string">
            <text:p text:style-name="Standard">Om en annen gammel fiskemetode forteller navnet <text:span text:style-name="T2">Apaja</text:span> ‘(not)varp’, som er navn på en holme ovenfor Aronnes, samt navnet på et nes <text:span text:style-name="T2">Apajaniemi </text:span>(1778 <text:span text:style-name="T2">Apajenemi</text:span>, 1983 <text:span text:style-name="T2">Apajaniemi</text:span>) i munningen av Tverrelva. På disse stedene har man sikkert drevet med notvarp, dvs. fisket med not, men det var for så lenge siden at navnemesterne mine ikke lenger husket hvordan det hadde foregått. <text:s text:c="2"/></text:p>
          </table:table-cell>
        </table:table-row>
        <table:table-row table:style-name="Table1.1">
          <table:table-cell table:style-name="Table1.A1" office:value-type="string">
            <text:p text:style-name="Standard">Mye lenger opp i elva, mellom de to fossene <text:span text:style-name="T2">Saarikoski</text:span> (<text:span text:style-name="T2">koski</text:span> ‘foss’) og <text:span text:style-name="T2">Nimitönkoski</text:span> (<text:span text:style-name="T2">nimitön</text:span> ‘navnløs’) er det en fiskeplass som heter <text:span text:style-name="T2">Parila</text:span>. På den plassen skal det på høstnettene ha foregått lystring. I en <text:span text:style-name="T2">arina</text:span> – en slags jernkurv i baugen på båten – hadde man ild, slik at man kunne se fisken under vannet i mørket, og så stakk man den med et redskap som kaltes <text:span text:style-name="T2">parila</text:span> ‘lystergaffel’, som hadde mothake som fisken ble fast på. På stedet skal det være en stein som man pleide å legge lystergaffelen, eller <text:span text:style-name="T2">parila</text:span>,<text:span text:style-name="T2"> </text:span>på; etter folketrua skulle det gi fiskelykke.<text:span text:style-name="T9"><text:note text:id="ftn22" text:note-class="endnote"><text:note-citation>22</text:note-citation><text:note-body><text:p text:style-name="Endnote"><text:s/>Jamfør at i mange finske dialekter er <text:span text:style-name="T2">parila</text:span> der man har ilden, og <text:span text:style-name="T2">arina</text:span> er redskapen man stikker fisken med. </text:p><text:p text:style-name="Endnote"/><text:p text:style-name="P4"><text:span text:style-name="T13">Kilder: </text:span></text:p><text:p text:style-name="P4"><text:span text:style-name="T13">Bjørklund, Ivar</text:span><text:span text:style-name="T16"> 1985: </text:span><text:span text:style-name="T5">Fjordfolket i Kvænangen. Fra samisk samfunn til norsk utkant 1550–1980</text:span><text:span text:style-name="T16">. Universitetsforlaget.</text:span></text:p><text:p text:style-name="P4"><text:span text:style-name="T13">Bull, Kirsti Strøm</text:span><text:span text:style-name="T16"> 2014: En rettshistorisk lovgjennomgang av jordsalgslovgivningen i Finnmark i perioden 1775 – 1965. https://www.domstol.no/globalassets/upload/finn/sakkyndige-utredninger/jordsalgslovgivningen-kirsti-strom-bull.pdf.</text:span></text:p><text:p text:style-name="P4"><text:span text:style-name="T11">digitalarkivet.no.</text:span></text:p><text:p text:style-name="P4"><text:span text:style-name="T14">Friis, J. A.</text:span><text:span text:style-name="T11"> 1861: </text:span><text:span text:style-name="T3">Etnografisk kart over Finnmark</text:span><text:span text:style-name="T11">. – Nettversjon på http://www.dokpro.uio.no/friiskartene/1861/1861oversikt.html. 2013.</text:span></text:p><text:p text:style-name="P4"><text:span text:style-name="T3">Grunneiendomsregister 1983. Alta kommune. </text:span><text:span text:style-name="T11">Alta Sorenskriverembete. Fylkeskartkontoret i Finnmark.</text:span></text:p><text:p text:style-name="P4"><text:span text:style-name="T14">Hansegård, Nils 1968</text:span><text:span text:style-name="T11">: </text:span><text:span text:style-name="T3">Tvåspråkighet eller halvspråkighet</text:span><text:span text:style-name="T11">. </text:span><text:span text:style-name="T16">Aldus Bonniers.</text:span></text:p><text:p text:style-name="P4"><text:span text:style-name="T14">Haukedal, Geir 1980</text:span><text:span text:style-name="T11">: </text:span><text:span text:style-name="T4">Den kvenske innvandring til Nord-Troms og Vest-Finnmark.</text:span></text:p><text:p text:style-name="P4"><text:span text:style-name="T14">Henninen, Terje</text:span><text:span text:style-name="T11"> 1971: </text:span><text:span text:style-name="T3">Den kvenske Innvandring til Alta på 1700-tallet. </text:span><text:span text:style-name="T11">Hovedoppgave. Universitetet i Trondheim.</text:span></text:p><text:p text:style-name="P4"><text:span text:style-name="T3">Matrikul over jordeiendommene i Altens fogderie</text:span><text:span text:style-name="T11">. Hammerfest 1878.</text:span></text:p><text:p text:style-name="P4"><text:span text:style-name="T14">Nielsen, Jens Petter 1990:</text:span><text:span text:style-name="T3"> Altas historie. Bind 1. De glemte århundrene (1520–1826). </text:span><text:span text:style-name="T11">Alta kommune.</text:span></text:p><text:p text:style-name="P4"><text:span text:style-name="T15">Paulaharju, Samuli 1928</text:span><text:span text:style-name="T7">: </text:span><text:span text:style-name="T8">Ruijan suomalaisia</text:span><text:span text:style-name="T7">. Helsinki.</text:span></text:p><text:p text:style-name="P4"><text:span text:style-name="T14">Paulaharju, Samuli 1973: </text:span><text:span text:style-name="T3">Finnmarkens folk. </text:span><text:span text:style-name="T11">Uddevalla.</text:span></text:p><text:p text:style-name="P4"><text:span text:style-name="T11">Protokoll 1777–1778 = </text:span><text:span text:style-name="T3">Protokoll for Landmålaren i Finnmarken 1776–1804</text:span><text:span text:style-name="T11">. Manuskript. Statsarkivkontoret, Tromsø.</text:span></text:p><text:p text:style-name="P4"><text:span text:style-name="T14">Qvigstad, J.</text:span><text:span text:style-name="T11"> 1925: </text:span><text:span text:style-name="T3">Finske fortellinger fra Kvænangen og Nord-Reisa. </text:span><text:span text:style-name="T11">Tromsø Museums Årshefter 47 (1924). Nr. 5. Tromsø.</text:span></text:p><text:p text:style-name="P5"><text:span text:style-name="T14">Qvigstad, Just &amp; Olsen, Magnus 1924: </text:span><text:span text:style-name="T3">Navne paa matrikulerte jordeiendomme i Finmarkens amt etter offentlig foranstaltning. </text:span><text:span text:style-name="T11">Kristiania.</text:span></text:p><text:p text:style-name="P4"><text:span text:style-name="T14">Schnitler, Peter</text:span><text:span text:style-name="T11"> 1985: </text:span><text:span text:style-name="T3">Major Peter Schnitlers grenseeksaminasjonsprotokoller 1742–1745. Bind III. </text:span><text:span text:style-name="T11">Ved Lars Ivar Hansen og Tom Schmidt. Oslo: Norsk historisk kjeldeskrift-institutt.</text:span></text:p><text:p text:style-name="P4"><text:span text:style-name="T14">Sporring, Jens 1793–1794</text:span><text:span text:style-name="T11">: J. Sporring’s Relation angaaende Finmarken, forfattet 1734. – </text:span><text:span text:style-name="T3">Topographisk Journal for Norge, Andet Bind, 5–8 Hefte. </text:span><text:span text:style-name="T11">Christiania.</text:span></text:p><text:p text:style-name="P4"><text:span text:style-name="T14">Söderholm 1987–1988</text:span><text:span text:style-name="T11">: Etniske forhold i Alta omkring 1800 belyst ved stedsnavn. – </text:span><text:span text:style-name="T3">Studia Septentrionalia nr 14: Nordkalotten i en skiftande värld. </text:span><text:span text:style-name="T11">Jyväskylä.</text:span></text:p><text:p text:style-name="P4"><text:span text:style-name="T13">Söderholm, Eira 1989</text:span><text:span text:style-name="T16">: </text:span><text:span text:style-name="T11">Finske eiendomsnavn i Alta og deres offentlige bruk. – </text:span><text:span text:style-name="T3">Namn og nemne 6</text:span><text:span text:style-name="T11">, 51–58. Øvre Ervik 1989.</text:span></text:p></text:note-body></text:note></text:span><text:span text:style-name="T2"> </text:span></text:p>
          </table:table-cell>
        </table:table-row>
        <table:table-row table:style-name="Table1.1">
          <table:table-cell table:style-name="Table1.A1" office:value-type="string">
            <text:p text:style-name="Standard">Mange av navna i elvedalen forteller om hvordan stedet er. Mellom <text:span text:style-name="T2">Siera</text:span> og <text:span text:style-name="T2">Viinankorva </text:span>er det et stryk som heter <text:span text:style-name="T2">Kavala </text:span>(<text:span text:style-name="T2">kavala</text:span> ‘slu, listig’). Man tror at navnet kommer av at det er farlig å gå med elvebåt her. <text:span text:style-name="T2">Sirppi</text:span> er en foss, og om det navnet fortelles det at elva dreier her og har en krum form akkurat som en <text:span text:style-name="T2">sirppi </text:span>‘sigd’. Andre navn som forteller om egenskapen eller forhold på stedet er f.eks. <text:span text:style-name="T2">Kivikoski </text:span>(<text:span text:style-name="T2">kivi</text:span> ‘stein’, <text:span text:style-name="T2">koski</text:span> ‘foss’), <text:span text:style-name="T2">Pitkäsuvanto</text:span> (<text:span text:style-name="T2">pitkä</text:span> ‘lang’, <text:span text:style-name="T2">suvanto</text:span> ‘stille parti i elv, kulp’), <text:span text:style-name="T2">Pystöniva</text:span> (<text:span text:style-name="T2">pystö</text:span> ‘bratt’, <text:span text:style-name="T2">niva</text:span> ‘stryk’), <text:span text:style-name="T2">Vähäniva</text:span> (<text:span text:style-name="T2">vähä</text:span> ’liten’), <text:span text:style-name="T2">Mustakoski</text:span> (<text:span text:style-name="T2">musta</text:span> ‘svart’) og <text:span text:style-name="T2">Kuivakoski</text:span> (<text:span text:style-name="T2">kuiva</text:span> ‘tørr’). Rett etter Kuivakoski kommer en foss som heter <text:span text:style-name="T2">Pitkäkoski </text:span>(<text:span text:style-name="T2">pitkä</text:span> ‘lang’), som er en så bratt foss at man herfra ikke kommer lenger opp med elvebåt. Under Pitkäkoski er da også den siste fiskeplassen, og den heter <text:span text:style-name="T2">Jokoikki</text:span>. Om den plassen fortale mine navnemestere at navnet kom av orda <text:span text:style-name="T2">joki poikki</text:span> («elva tvers av»), eller m.a.o. så slutter elva her.</text:p>
          </table:table-cell>
        </table:table-row>
        <table:table-row table:style-name="Table1.1">
          <table:table-cell table:style-name="Table1.A1" office:value-type="string">
            <text:p text:style-name="Standard">Navnet <text:span text:style-name="T2">Majavavuopio</text:span> forteller kanskje om en annen type fangst (<text:span text:style-name="T2">majava </text:span>‘bever’, <text:span text:style-name="T2">vuopio</text:span> ‘kjos, vik i elv’; 1777 her <text:span text:style-name="T2">Majavopionsari</text:span>). Kjosen er litt nedenfor munningen av Eibyelva. Navnet viser at det også i Altaelva har vært bever i gamle dager. Etter hvert har beverfangsten ført til utryddelse, fordi man fikk fint skinn av den, og fordi beveren også var ansett som et skadedyr. Den var jo nesten like flink til å bygge stengsel som de kvenske laksefiskerne!</text:p>
          </table:table-cell>
        </table:table-row>
        <table:table-row table:style-name="Table1.1">
          <table:table-cell table:style-name="Table1.A1" office:value-type="string">
            <text:p text:style-name="Standard">I tillegg finnes det navn som er gitt av andre årsaker. <text:span text:style-name="T2">Viinankorva</text:span> er f.eks. en sving i elva i Viina. Ordet <text:span text:style-name="T2">korva</text:span> betyr ikke i dette tilfellet den delen av hodet, som man hører med (<text:span text:style-name="T2">korva</text:span> betyr også ‘øre’!), men en strømplass der vannet skifter retning når det treffer en stein eller en elvebredd. Selve stedsnavnet <text:span text:style-name="T2">Viina</text:span> skal komme av at engelskmannen hadde hus der da de leide elva på 1800-tallet, og at det ble drukket mye <text:span text:style-name="T2">viina</text:span> ‘brennevin’ der. Uten å gi forklaring via engelskmannen, så blir et slikt navn vanskelig å forklare! <text:s/></text:p>
          </table:table-cell>
        </table:table-row>
        <table:table-row table:style-name="Table1.1">
          <table:table-cell table:style-name="Table1.A1" office:value-type="string">
            <text:p text:style-name="Standard">I Altaelva er det enda flere fine navn på fiskeplasser; jeg fikk nesten hundre av mine navnemestere, men det er ikke plass her til å ramse dem opp. En stor del av mine innsamlede navn finnes likevel i databasen <text:span text:style-name="T2">kvenskestedsnavn.no</text:span> som Irene Andreassen har fått opprettet. Der kan man også skrive kommentarer om man synes noe er galt, eller om noe mangler. </text:p>
          </table:table-cell>
        </table:table-row>
        <table:table-row table:style-name="Table1.1">
          <table:table-cell table:style-name="Table1.A1" office:value-type="string">
            <text:p text:style-name="Standard"><text:span text:style-name="T1">Fra Alta til Tromsø og ei ny tid</text:span></text:p>
          </table:table-cell>
        </table:table-row>
        <table:table-row table:style-name="Table1.1">
          <table:table-cell table:style-name="Table1.A1" office:value-type="string">
            <text:p text:style-name="Standard">I 1983 flytta jeg til Tromsø fordi jeg fikk ei stilling der på universitetet. Jeg flytta ikke fordi jeg ikke trivdes i Alta. Slett ikke, jeg trivdes veldig godt i Alta og med altaværingene. Men jeg følte at man på høgskolen ikke verdsatte finskundervisninga, og ikke hadde jeg kolleger der som arbeidet med de samme sakene som jeg. </text:p>
          </table:table-cell>
        </table:table-row>
        <table:table-row table:style-name="Table1.1">
          <table:table-cell table:style-name="Table1.A1" office:value-type="string">
            <text:p text:style-name="Standard">Også i Tromsø underviste jeg i finsk. Men allerede i Alta følte jeg likevel at det ikke var helt rett å undervise kvenene i riksfinsk. Selv om kvenene alle stedene kalte språket sitt for <text:span text:style-name="T2">suomi</text:span> («finsk»), og deres gamle språk utvilsomt lignet den finsken som folk snakka i Nord-Finland og i Sverige, så var det likevel kommet mange nye ord i det finske skriftspråket i Finland, det var endret og språket ble allment også snakka på en annen måte. Jeg begynte å kjenne på at det finske skriftspråket for kvenene var litt av samme sak som det danske skriftspråket var for nordmennene på 1800-tallet da man begynte å utvikle nynorsk basert på ulike norske dialekter. Det finske skriftspråket var utviklet i Finland, og man tenkte slett ikke på folk utenfor Finland, og ikke var de tatt med på det arbeidet, heller. Kanskje situasjonen hadde vært en annen om det også i Norge hadde vært undervist i finsk, om det hadde vært aviser og annen media på finsk. Nå var riksfinsk fremmed for kvenene, det føltes ikke som eget. Så derfor begynte jeg på 2000-tallet å lage en grammatikk og læremiddel for undervisning på universitetet, som nettopp var ment for kvenene i Norge. Undervisning i kvensk, <text:s/>som jeg i undervisningsmaterialet mitt kaller for <text:span text:style-name="T2">kainun kieli</text:span>, begynte i Tromsø i 2006. Vi fikk straks mange studenter på det kurset, flere enn vi noen gang hadde hatt på kurs i riksfinsk. Kvensk hadde i 2005 fått status som et eget språk av myndighetene, og det fikk oss til å tro at nå kommer det ei ny tid og en giv for kvenene og deres språk. </text:p>
          </table:table-cell>
        </table:table-row>
        <table:table-row table:style-name="Table1.1">
          <table:table-cell table:style-name="Table1.A1" office:value-type="string">
            <text:p text:style-name="Standard">Men kanskje alt er skjedd for seint? Heller ikke i Alta finnes det vel mange kvener lenger som snakker finsk, eller det gamle språket til forfedrene, som sitt morsmål. Det gamle språket og kulturen holder på å forsvinne, holder helt på å slokne. Det ser ut for at den nye tida, nye mennesker, en ny kultur har dekket over det laget som jeg ennå hadde lykken og gleden av å bli kjent med da jeg bodde og ferdes der. Det gjør meg veldig trist, fordi det betyr at røttene til de gamle altakvenenes etterkommere er revet av, og det ser ut som om de driver omkring med fremmede strømmer. </text:p>
          </table:table-cell>
        </table:table-row>
        <table:table-row table:style-name="Table1.1">
          <table:table-cell table:style-name="Table1.A1" office:value-type="string">
            <text:p text:style-name="Standard">Men ennå er det et håp at det på ny er mulig å lære språket og bygge en ny og egen etnisitet og kultur på de resterende smulene av den gamle kulturen. Derfor er jeg også glad for at jeg i flere tiår kunne være med å bevare en liten bit av det gamle språket og den gamle kulturen for nye generasjoner. <text:s text:c="2"/></text:p>
          </table:table-cell>
        </table:table-row>
        <table:table-row table:style-name="Table1.1">
          <table:table-cell table:style-name="Table1.A1" office:value-type="string">
            <text:p text:style-name="P3"/>
          </table:table-cell>
        </table:table-row>
        <table:table-row table:style-name="Table1.1">
          <table:table-cell table:style-name="Table1.A1" office:value-type="string">
            <text:p text:style-name="Standard">Om forfatteren: Eira Söderholm (f. 1949 i Åbo i Sørvest-Finland) studerte finsk som hovedfag på Åbo universitet. Da hun hadde arbeidet noen år på instituttet for finsk språk, flyttet hun til Alta i 1979 for å bli finsklærer på Finnmark distriktshøgskole. Her drev hun feltarbeid blant kvenene. I 1983 begynte hun å arbeide på Universitet i Tromsø der hun underviste i finsk språk, og i 2006-2016 også i kvensk språk. Hun har forsket bl.a. på kvenske stedsnavn og terrengord, vært med å planlegge det kvenske skriftspråket og skrevet en kvensk grammatikk. <text:s/></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default-outline-level="" style:class="extra">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0" style:font-name="Times New Roman" fo:font-family="'Times New Roman'" style:font-family-generic="roman" style:font-pitch="variable" style:font-name-asian="F" style:font-family-generic-asian="system" style:font-pitch-asian="variable"/>
    </style:style>
    <style:style style:name="Default_20_Paragraph_20_Font" style:display-name="Default Paragraph Font" style:family="text"/>
    <style:style style:name="Fotnotetekst_20_Tegn" style:display-name="Fotnotetekst Tegn" style:family="text" style:parent-style-name="Default_20_Paragraph_20_Font">
      <style:text-properties fo:font-size="10pt" style:font-size-asian="10pt" style:font-size-complex="10pt"/>
    </style:style>
    <style:style style:name="Sluttnotetekst_20_Tegn" style:display-name="Sluttnotetekst Tegn"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opptekst_20_Tegn" style:display-name="Topptekst Tegn" style:family="text" style:parent-style-name="Default_20_Paragraph_20_Font">
      <style:text-properties fo:color="#000000" style:font-name="Times New Roman" fo:font-family="'Times New Roman'" style:font-family-generic="roman" style:font-pitch="variable" style:font-name-asian="F" style:font-family-generic-asian="system" style:font-pitch-asian="variable"/>
    </style:style>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0.6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2</meta:editing-cycles>
    <meta:creation-date>2021-01-20T15:08:00</meta:creation-date>
    <dc:date>2021-01-20T15:12:00</dc:date>
    <meta:editing-duration>PT1M</meta:editing-duration>
    <meta:generator>LibreOffice/6.4.6.2$Linux_X86_64 LibreOffice_project/40$Build-2</meta:generator>
    <meta:document-statistic meta:table-count="1" meta:image-count="0" meta:object-count="0" meta:page-count="5" meta:paragraph-count="119" meta:word-count="7343" meta:character-count="43569" meta:non-whitespace-character-count="362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